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47cm" fo:min-width="0.22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893cm" fo:min-width="0.309cm" fo:padding-top="0.178cm" fo:padding-bottom="0.178cm" fo:padding-left="0.303cm" fo:padding-right="0.303cm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0000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text-position="33% 58%" fo:font-size="26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094cm" svg:y1="5.261cm" svg:x2="13.81cm" svg:y2="5.261cm">
          <text:p/>
        </draw:line>
        <draw:line draw:style-name="gr2" draw:text-style-name="P1" draw:layer="layout" svg:x1="1.126cm" svg:y1="5.007cm" svg:x2="1.126cm" svg:y2="5.515cm">
          <text:p/>
        </draw:line>
        <draw:frame draw:style-name="gr3" draw:text-style-name="P2" draw:layer="layout" svg:width="1.7cm" svg:height="0.962cm" svg:x="12.364cm" svg:y="5.469cm">
          <draw:text-box>
            <text:p>time</text:p>
          </draw:text-box>
        </draw:frame>
        <draw:line draw:style-name="gr2" draw:text-style-name="P1" draw:layer="layout" svg:x1="6.626cm" svg:y1="5.007cm" svg:x2="6.626cm" svg:y2="5.515cm">
          <text:p/>
        </draw:line>
        <draw:custom-shape draw:style-name="gr4" draw:text-style-name="P4" draw:layer="layout" svg:width="1.016cm" svg:height="1.016cm" svg:x="0.618cm" svg:y="3.10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143cm" svg:height="4.445cm" svg:x="6.079cm" svg:y="0.181cm">
          <text:p text:style-name="P3">s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3.123cm" svg:height="1.919cm" draw:transform="skewX (-0.392699081698724) rotate (0.626049602690366) translate (1.524cm 3.048cm)" svg:viewBox="0 0 3124 1920" svg:d="M0 0c2054 0 3124 1920 3124 1920">
          <text:p/>
        </draw:path>
        <draw:frame draw:style-name="gr3" draw:text-style-name="P2" draw:layer="layout" svg:width="2.746cm" svg:height="0.962cm" svg:x="2.271cm" svg:y="1.197cm">
          <draw:text-box>
            <text:p>p(s’|s,a)</text:p>
          </draw:text-box>
        </draw:frame>
        <draw:frame draw:style-name="gr3" draw:text-style-name="P2" draw:layer="layout" svg:width="1.984cm" svg:height="0.962cm" svg:x="2.625cm" svg:y="2.267cm">
          <draw:text-box>
            <text:p text:style-name="P5">r(s,a)</text:p>
          </draw:text-box>
        </draw:frame>
        <draw:g>
          <draw:line draw:style-name="gr2" draw:text-style-name="P1" draw:layer="layout" svg:x1="6.487cm" svg:y1="1.324cm" svg:x2="6.741cm" svg:y2="1.578cm">
            <text:p/>
          </draw:line>
          <draw:line draw:style-name="gr2" draw:text-style-name="P1" draw:layer="layout" svg:x1="6.741cm" svg:y1="1.324cm" svg:x2="6.487cm" svg:y2="1.578cm">
            <text:p/>
          </draw:line>
        </draw:g>
        <draw:frame draw:style-name="gr3" draw:text-style-name="P2" draw:layer="layout" svg:width="2.022cm" svg:height="1.276cm" svg:x="9.173cm" svg:y="1.351cm">
          <draw:text-box>
            <text:p><text:span text:style-name="T1">𝑉</text:span><text:span text:style-name="T2">𝜋</text:span>(𝑠’)</text:p>
          </draw:text-box>
        </draw:frame>
        <draw:g>
          <draw:path draw:style-name="gr2" draw:text-style-name="P1" draw:layer="layout" svg:width="0.538cm" svg:height="0.538cm" draw:transform="rotate (0.785398163397448) translate (6.903cm 1.451cm)" svg:viewBox="0 0 539 539" svg:d="M0 0c539 0 539 539 539 539">
            <text:p/>
          </draw:path>
          <draw:path draw:style-name="gr2" draw:text-style-name="P1" draw:layer="layout" svg:width="0.538cm" svg:height="0.538cm" draw:transform="rotate (-2.35619449019235) translate (8.4cm 1.42611984104714cm)" svg:viewBox="0 0 539 539" svg:d="M0 0c539 0 539 539 539 539">
            <text:p/>
          </draw:path>
          <draw:path draw:style-name="gr2" draw:text-style-name="P1" draw:layer="layout" svg:width="0.538cm" svg:height="0.538cm" draw:transform="rotate (0.785398163397448) translate (9.838cm 1.452cm)" svg:viewBox="0 0 539 539" svg:d="M0 0c539 0 539 539 539 539">
            <text:p/>
          </draw:path>
          <draw:path draw:style-name="gr2" draw:text-style-name="P1" draw:layer="layout" svg:width="0.538cm" svg:height="0.538cm" draw:transform="rotate (-2.35619449019235) translate (11.335cm 1.42711984104714cm)" svg:viewBox="0 0 539 539" svg:d="M0 0c539 0 539 539 539 539">
            <text:p/>
          </draw:path>
          <draw:path draw:style-name="gr2" draw:text-style-name="P1" draw:layer="layout" svg:width="0.538cm" svg:height="0.538cm" draw:transform="rotate (0.785398163397448) translate (11.311cm 1.452cm)" svg:viewBox="0 0 539 539" svg:d="M0 0c539 0 539 539 539 539">
            <text:p/>
          </draw:path>
          <draw:path draw:style-name="gr2" draw:text-style-name="P1" draw:layer="layout" svg:width="0.538cm" svg:height="0.538cm" draw:transform="rotate (-2.35619449019235) translate (12.808cm 1.42711984104714cm)" svg:viewBox="0 0 539 539" svg:d="M0 0c539 0 539 539 539 539">
            <text:p/>
          </draw:path>
          <draw:path draw:style-name="gr7" draw:text-style-name="P1" draw:layer="layout" svg:width="0.551cm" svg:height="0.183cm" draw:transform="skewX (-0.0497418836818384) rotate (0.760963553869528) translate (12.7849999279316cm 1.45099993149002cm)" svg:viewBox="0 0 552 184" svg:d="M0 0c368 0 552 184 552 184">
            <text:p/>
          </draw:path>
          <draw:line draw:style-name="gr6" draw:text-style-name="P1" draw:layer="layout" svg:x1="13.418cm" svg:y1="1.248cm" svg:x2="13.672cm" svg:y2="1.248cm">
            <text:p/>
          </draw:line>
          <draw:path draw:style-name="gr2" draw:text-style-name="P1" draw:layer="layout" svg:width="0.538cm" svg:height="0.538cm" draw:transform="rotate (0.785398163397448) translate (8.365cm 1.452cm)" svg:viewBox="0 0 539 539" svg:d="M0 0c539 0 539 539 539 539">
            <text:p/>
          </draw:path>
          <draw:path draw:style-name="gr2" draw:text-style-name="P1" draw:layer="layout" svg:width="0.538cm" svg:height="0.538cm" draw:transform="rotate (-2.35619449019235) translate (9.862cm 1.42711984104714cm)" svg:viewBox="0 0 539 539" svg:d="M0 0c539 0 539 539 539 539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08:49:17.794550181</meta:creation-date>
    <dc:date>2021-02-08T09:16:05.317964673</dc:date>
    <meta:editing-duration>PT11M26S</meta:editing-duration>
    <meta:editing-cycles>2</meta:editing-cycles>
    <meta:generator>LibreOffice/6.4.6.2$Linux_X86_64 LibreOffice_project/40$Build-2</meta:generator>
    <meta:document-statistic meta:object-count="24"/>
  </office:meta>
</office:document-meta>
</file>